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size="12pt" fo:font-style="normal" style:text-underline-style="none" style:font-style-asian="normal" style:font-style-complex="normal"/>
    </style:style>
    <style:style style:name="P3" style:family="paragraph" style:parent-style-name="Standard">
      <style:paragraph-properties fo:text-align="justify" style:justify-single-word="false"/>
      <style:text-properties fo:font-size="12pt" fo:font-style="normal" style:text-underline-style="none" style:font-style-asian="normal" style:font-style-complex="normal"/>
    </style:style>
    <style:style style:name="T1" style:family="text">
      <style:text-properties fo:font-weight="normal" style:font-weight-asian="normal" style:font-weight-complex="normal"/>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3</text:span><text:tab/><text:tab/><text:tab/>INTL 507, Fall 2011<text:tab/><text:tab/><text:tab/><text:tab/><text:tab/><text:span text:style-name="T1">Bruce Marron</text:span></text:p>
      <text:p text:style-name="Standard">17 October 2011<text:tab/><text:tab/><text:tab/><text:tab/><text:tab/><text:tab/><text:tab/><text:tab/><text:tab/><text:tab/>ID 971-18-3385</text:p>
      <text:p text:style-name="Standard"/>
      <text:p text:style-name="P2"/>
      <text:p text:style-name="P2">Value is a cultural (subjective) artefact and economic theory and practice are embedded in the cultural norms formed as a result of historical contingencies (Fusefeld). <text:s/>Capitalism, as a world-view and as a process, has established itself as a parasite on land, labor, and capital (Kovel). <text:s/>Because capitalism subscribes to the 18<text:span text:style-name="T2">th</text:span> century world-view of reductionist science, it cannot perform a 21<text:span text:style-name="T2">st</text:span> century systems science analysis on itself – it is therefore blind to its true nature as a Doomsday Machine (Foster).</text:p>
      <text:p text:style-name="P2"/>
      <text:p text:style-name="P2">Value systems, as subsets of human culture, change as part of the larger changes resulting from cultural evolution. <text:s/>And because cultural evolution can be viewed as the change in the system of human relationships over time and exhibits decided elements of complexity (punctuated equilibria, bifurcations, emergent properties, etc.), value systems at any point in time are transitory phenomena brought about by historical choices. <text:s/>That is to say, value systems are relative, not absolute, and can be traced back phylogenetically to “ancestors” who “made” choices. <text:s/>Clearly, neoliberal economics and its offspring global capitalism have forgotten their ancestors and proclaimed themselves to be sovereigns of Value and Exchange by virtue of absolute rationality. The unquestioned belief in this claim, which continues to grow over more and more biophysical and cultural territory, has produced such a massive cognitive dissonance in human culture that the value system of capitalism now threatens the very fabric of life on Earth.</text:p>
      <text:p text:style-name="P2"/>
      <text:p text:style-name="P2">Certainly two of the major bifurcation points in the economic history of capitalism were a) the linking of accumulation and status via the market economy (thereby severing the value of social networks to provide status and setting the stage for an incessant drive for individual wealth), and b) the insistence on exchange-value, rather than use-value for the metric of market worth (thereby commodifying everything possible, regardless of its potential for goodness or for harmfulness). <text:s/>When these two presumptive, cultural <text:s/>disfunctionalities are coupled to the world-view of Newtonian reductionism, the result is freemarket individualism, a decided contraction of human social potential, and exploitation – of everything! <text:s/>That this indeed is the modern state of capitalism can be verified in the shocking statements of Larry Summers and the incredulous proposals of <text:span text:style-name="T1">Stephen Schmidheiny. <text:s/>As repugnant and as outrageous as these statements appear, they are merely logical extensions of a linear, market-based thinking that is embedded in a historical framework. That framework, however, is built on an antiquated model of reality. <text:s/></text:span></text:p>
      <text:p text:style-name="P2"><text:span text:style-name="T1"/></text:p>
      <text:p text:style-name="P2"><text:span text:style-name="T1">Like epicycles at the dawn of the Copernican sun, capitalism is destined to fade – it can no longer invent new complications to solve the previous complications. <text:s/>This would be of only mild historical interest were it not for the fact that capitalism has (literally) a death grip on the land, labor, and resources of a planet that is in desperate need – a need caused in large measure by capitalism itself! <text:s/>Acolytes of capitalism apparently cannot conceive of boundaries or barriers or limitations beyond their use as whetstones upon which to sharpen the knives of technology. <text:s/>In this respect both Kovel's and Foster's analysis is clear – environmental economics cannot solve environmental or social or even economic problems because it lacks a holistic approach, requires a continual increase in matter/energy transformations, and demands a market-based social order; that is, it is still neoliberal (capitalist) economics. <text:s/>And neoliberal economics, in whatever form, is anathema to the cycles of life on Earth; regardless of its perceived (anthropogenic)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0-16T21:47:48</dc:date>
    <meta:print-date>2011-10-16T21:35:39</meta:print-date>
    <meta:editing-cycles>64</meta:editing-cycles>
    <meta:editing-duration>P1DT3H46M39S</meta:editing-duration>
    <meta:user-defined meta:name="Info 1"/>
    <meta:user-defined meta:name="Info 2"/>
    <meta:user-defined meta:name="Info 3"/>
    <meta:user-defined meta:name="Info 4"/>
    <meta:document-statistic meta:table-count="0" meta:image-count="0" meta:object-count="0" meta:page-count="1" meta:paragraph-count="6" meta:word-count="589" meta:character-count="3844"/>
  </office:meta>
</office:document-meta>
</file>